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T2" style:parent-style-name="IntenseEmphasis" style:family="text">
      <style:text-properties style:use-window-font-color="true"/>
    </style:style>
    <style:style style:name="P3" style:parent-style-name="Heading1" style:family="paragraph">
      <style:text-properties fo:font-weight="bold" style:font-weight-asian="bold" style:use-window-font-color="true" fo:font-size="14pt" style:font-size-asian="14pt" style:font-size-complex="14pt"/>
    </style:style>
    <style:style style:name="P4" style:parent-style-name="Heading2" style:family="paragraph">
      <style:text-properties style:use-window-font-color="true"/>
    </style:style>
    <style:style style:name="T5" style:parent-style-name="DefaultParagraphFont" style:family="text">
      <style:text-properties fo:font-style="italic" style:font-style-asian="italic" fo:language="en" fo:country="US"/>
    </style:style>
    <style:style style:name="T6" style:parent-style-name="Hyperlink" style:family="text">
      <style:text-properties fo:font-style="italic" style:font-style-asian="italic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</office:automatic-styles>
  <office:body>
    <office:text text:use-soft-page-breaks="true">
      <text:p text:style-name="P1">ZAAWANSOWANE TECHNOLOGIE BAZ DANYCH PROJEKT</text:p>
      <text:p text:style-name="Normal"><text:span text:style-name="T2">Członkowie zespołu projektowego: Paweł Malec, Dominik Kulikowski</text:span></text:p>
      <text:h text:style-name="P3" text:outline-level="1">Temat projektu: Porównanie MongoDB oraz MySQL pod względem wydajności</text:h>
      <text:list text:style-name="LFO1" text:continue-numbering="true">
        <text:list-item>
          <text:p text:style-name="P4">Wymagania do uruchomienia projektu:</text:p>
        </text:list-item>
      </text:list>
      <text:p text:style-name="Normal">Środowisko testowe: maszyna wirtualna Oracle VM Virtualbox na systemie Linux Lite</text:p>
      <text:p text:style-name="Normal">Sklonowanie repozytorium git:</text:p>
      <text:p text:style-name="Normal"><text:span text:style-name="T5">git clone<text:s/></text:span><text:a xlink:href="https://github.com/pmcmal/MySQL_vs_MongoDB" office:target-frame-name="_top" xlink:show="replace"><text:span text:style-name="T6">https://github.com/pmcmal/MySQL_vs_MongoDB</text:span></text:a></text:p>
      <text:p text:style-name="P7">Wymagane biblioteki:</text:p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weł Michał Malec</dc:creator>
    <meta:creation-date>2021-12-08T15:15:00Z</meta:creation-date>
    <dc:date>2021-12-08T15:34:00Z</dc:date>
    <meta:template xlink:href="Normal.dotm" xlink:type="simple"/>
    <meta:editing-cycles>6</meta:editing-cycles>
    <meta:editing-duration>PT1140S</meta:editing-duration>
    <meta:document-statistic meta:page-count="1" meta:paragraph-count="1" meta:word-count="66" meta:character-count="462" meta:row-count="3" meta:non-whitespace-character-count="397"/>
  </office:meta>
</office:document-meta>
</file>